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42cm" fo:min-width="4.61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6.604cm" svg:x="4.429cm" svg:y="6.207cm">
          <text:p text:style-name="P1">Name : Hashini</text:p>
          <text:p text:style-name="P1">ID : 170204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01.462210709</meta:creation-date>
    <dc:date>2018-02-19T14:39:07.407110687</dc:date>
    <meta:editing-duration>PT2M55S</meta:editing-duration>
    <meta:editing-cycles>1</meta:editing-cycles>
    <meta:generator>LibreOffice/5.1.6.2$Linux_X86_64 LibreOffice_project/10m0$Build-2</meta:generator>
    <meta:document-statistic meta:object-count="1"/>
  </office:meta>
</office:document-meta>
</file>